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5429" draw:fill-color="#ff7b59" draw:textarea-horizontal-align="justify" draw:textarea-vertical-align="middle" draw:auto-grow-height="false" fo:min-height="0.246cm" fo:min-width="7.231cm"/>
      <style:paragraph-properties style:writing-mode="lr-tb"/>
    </style:style>
    <style:style style:name="gr2" style:family="graphic" style:parent-style-name="standard">
      <style:graphic-properties svg:stroke-color="#b85c00" draw:fill-color="#ff972f" draw:textarea-horizontal-align="justify" draw:textarea-vertical-align="middle" draw:auto-grow-height="false" fo:min-height="3.55cm" fo:min-width="2.162cm"/>
      <style:paragraph-properties style:writing-mode="lr-tb"/>
    </style:style>
    <style:style style:name="gr3" style:family="graphic" style:parent-style-name="objectwithoutfill">
      <style:graphic-properties svg:stroke-color="#650953" draw:fill="solid" draw:textarea-vertical-align="middle"/>
    </style:style>
    <style:style style:name="gr4" style:family="graphic" style:parent-style-name="standard">
      <style:graphic-properties svg:stroke-width="0.035cm" svg:stroke-color="#f10d0c" draw:marker-start-width="0.252cm" draw:marker-end-width="0.252cm" draw:fill="none" draw:textarea-horizontal-align="justify" draw:textarea-vertical-align="middle" draw:auto-grow-height="false" fo:min-height="0.14cm" fo:min-width="0.66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7b59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972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color="#3465a4"/>
    </style:style>
    <style:style style:name="P7" style:family="paragraph">
      <loext:graphic-properties draw:fill="none"/>
      <style:paragraph-properties fo:text-align="center"/>
      <style:text-properties fo:color="#3465a4" fo:font-size="7pt" style:font-size-asian="7pt" style:font-size-complex="7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3465a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3465a4" fo:font-size="7pt" style:font-size-asian="7pt" style:font-size-complex="7pt"/>
    </style:style>
    <style:style style:name="T4" style:family="text">
      <style:text-properties fo:color="#3465a4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31cm" svg:height="0.496cm" svg:x="4.569cm" svg:y="2.2cm">
          <text:p text:style-name="P1"><text:span text:style-name="T1">TableGenerat</text:span><text:span text:style-name="T1">or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4.569cm" svg:y="3.026cm">
          <text:p text:style-name="P1"><text:span text:style-name="T1">Regressions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4.569cm" svg:y="3.852cm">
          <text:p text:style-name="P1"><text:span text:style-name="T1">BestFitter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4.569cm" svg:y="4.678cm">
          <text:p text:style-name="P1"><text:span text:style-name="T1">PointsPlotter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4.569cm" svg:y="5.504cm">
          <text:p text:style-name="P1"><text:span text:style-name="T1">GraphPlotter.s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62cm" svg:height="3.8cm" svg:x="1.4cm" svg:y="2.2cm">
          <text:p text:style-name="P3"><text:span text:style-name="T2">MainGraph.sh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062cm" svg:y1="2.53cm" svg:x2="4.569cm" svg:y2="2.53cm">
          <text:p/>
        </draw:line>
        <draw:line draw:style-name="gr3" draw:text-style-name="P5" draw:layer="layout" svg:x1="4.062cm" svg:y1="3.191cm" svg:x2="4.569cm" svg:y2="3.191cm">
          <text:p/>
        </draw:line>
        <draw:line draw:style-name="gr3" draw:text-style-name="P5" draw:layer="layout" svg:x1="4.062cm" svg:y1="4.017cm" svg:x2="4.569cm" svg:y2="4.017cm">
          <text:p/>
        </draw:line>
        <draw:line draw:style-name="gr3" draw:text-style-name="P5" draw:layer="layout" svg:x1="4.062cm" svg:y1="4.843cm" svg:x2="4.569cm" svg:y2="4.843cm">
          <text:p/>
        </draw:line>
        <draw:line draw:style-name="gr3" draw:text-style-name="P5" draw:layer="layout" svg:x1="4.062cm" svg:y1="5.67cm" svg:x2="4.569cm" svg:y2="5.67cm">
          <text:p/>
        </draw:line>
        <draw:custom-shape draw:style-name="gr4" draw:text-style-name="P7" draw:layer="layout" svg:width="1.7cm" svg:height="0.6cm" svg:x="3.7cm" svg:y="0.7cm">
          <text:p text:style-name="P6"><text:span text:style-name="T3">e</text:span><text:span text:style-name="T3">j</text:span><text:span text:style-name="T3">e</text:span><text:span text:style-name="T3">c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9cm" svg:y1="1.2cm" svg:x2="2.9cm" svg:y2="2.2cm">
          <text:p/>
        </draw:line>
        <draw:custom-shape draw:style-name="gr4" draw:text-style-name="P7" draw:layer="layout" svg:width="1.7cm" svg:height="0.6cm" svg:x="3.3cm" svg:y="6.8cm">
          <text:p text:style-name="P6"><text:span text:style-name="T3">tab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5.602cm" svg:y="6.802cm">
          <text:p text:style-name="P6"><text:span text:style-name="T3">aju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8.002cm" svg:y="6.802cm">
          <text:p text:style-name="P6"><text:span text:style-name="T4">gráfica (punto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10.202cm" svg:y="6.802cm">
          <text:p text:style-name="P8"><text:span text:style-name="T4">gráfica (rect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7cm" svg:y1="6cm" svg:x2="4cm" svg:y2="6.8cm">
          <text:p/>
        </draw:line>
        <draw:line draw:style-name="gr5" draw:text-style-name="P5" draw:layer="layout" svg:x1="2.7cm" svg:y1="6cm" svg:x2="6.4cm" svg:y2="6.8cm">
          <text:p/>
        </draw:line>
        <draw:line draw:style-name="gr5" draw:text-style-name="P5" draw:layer="layout" svg:x1="2.7cm" svg:y1="6.026cm" svg:x2="8.8cm" svg:y2="6.8cm">
          <text:p/>
        </draw:line>
        <draw:line draw:style-name="gr5" draw:text-style-name="P5" draw:layer="layout" svg:x1="2.7cm" svg:y1="6.072cm" svg:x2="11.1cm" svg:y2="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44:11.571159336</meta:creation-date>
    <dc:date>2022-03-30T16:51:55.962324553</dc:date>
    <meta:editing-duration>PT7M45S</meta:editing-duration>
    <meta:editing-cycles>2</meta:editing-cycles>
    <meta:generator>LibreOffice/6.4.7.2$Linux_X86_64 LibreOffice_project/40$Build-2</meta:generator>
    <meta:document-statistic meta:object-count="21"/>
  </office:meta>
</office:document-meta>
</file>